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VerificationInOrderTest.shouldVerifyInOrderUsingAtLeast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icVerificationInOrderTest.shouldFailWhenLastMockCalledTwi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icVerificationInOrderTest.shouldFailOnLastMethodBecauseOneInvocationWan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icVerificationInOrderTest.shouldFailOnSecondMethodBecauseDifferentArgsWan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icVerificationInOrderTest.shouldFailOnFirstMethodBecauseOneInvocationWantedAg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asicVerificationInOrderTest.shouldFailOnFirstMethodBecauseOneInvocationWan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asicVerificationInOrderTest.shouldFailOnLastMethodBecauseOneInvocationWantedAga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icVerificationInOrderTest.shouldThrowNullPassedToVerify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sicVerificationInOrderTest.shouldFailOnLastMethodBecauseDifferentArgsWan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icVerificationInOrderTest.shouldFailOnLastMethodBecauseDifferentMethodWan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icVerificationInOrderTest.shouldVerify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icVerificationInOrderTest.shouldFailOnVerifyNo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asicVerificationInOrderTest.shouldFailWhenLastMethodVerifiedFir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icVerificationInOrderTest.shouldThrowNotAMockPassedToVerify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icVerificationInOrderTest.shouldFailOnFirstMethodBecauseDifferentMethodWan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asicVerificationInOrderTest.shouldFailWhenMiddleMethodVerifiedFirstInAtLeastOnceM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icVerificationInOrderTest.shouldVerifyInOrderWhenExpectingSomeInvocationsToBeCalledZeroTi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icVerificationInOrderTest.shouldFailOnSecondMethodBecauseTwoInvocationsWantedAga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icVerificationInOrd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icVerificationInOrderTest.shouldFailWhenMiddleMethodVerifiedFir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icVerificationInOrderTest.shouldFailOnSecondMethodBecauseDifferentMethodWan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icVerificationInOrderTest.shouldFailWhenFirstMockCalledTwi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icVerificationInOrderTest.shouldFailOnFirstMethodBecauseDifferentArgsWan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asicVerificationInOrderTest.shouldFailOnVerifyNoMoreInterac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icVerificationInOrderTest.shouldScreamWhenNullPa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icVerificationInOrderTest.shouldFailOnSecondMethodBecauseFourInvocationsWan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